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cm" draw:fill-color="#000000"/>
    </style:style>
    <style:style style:name="gr7" style:family="graphic" style:parent-style-name="standard">
      <style:graphic-properties draw:stroke="none" svg:stroke-width="0.338cm" draw:fill-color="#ffffff"/>
    </style:style>
    <style:style style:name="gr8" style:family="graphic" style:parent-style-name="standard">
      <style:graphic-properties draw:stroke="none" svg:stroke-width="0cm" draw:fill-color="#ffffff"/>
    </style:style>
    <style:style style:name="gr9" style:family="graphic" style:parent-style-name="standard">
      <style:graphic-properties draw:stroke="none" svg:stroke-width="0.338cm" draw:fill-color="#000000"/>
    </style:style>
  </office:automatic-styles>
  <office:body>
    <office:drawing>
      <draw:page draw:name="page1" draw:style-name="dp1" draw:master-page-name="Default">
        <draw:g>
          <draw:glue-point draw:id="4" svg:x="-3.874cm" svg:y="-5cm"/>
          <draw:glue-point draw:id="5" svg:x="5cm" svg:y="-5cm"/>
          <draw:glue-point draw:id="6" svg:x="0.563cm" svg:y="-5cm"/>
          <draw:glue-point draw:id="7" svg:x="-5cm" svg:y="5cm"/>
          <draw:glue-point draw:id="8" svg:x="3.87cm" svg:y="5cm"/>
          <draw:glue-point draw:id="9" svg:x="-0.566cm" svg:y="5cm"/>
          <draw:glue-point draw:id="10" svg:x="-5cm" svg:y="-3.933cm"/>
          <draw:glue-point draw:id="11" svg:x="-5cm" svg:y="0.533cm"/>
          <draw:glue-point draw:id="12" svg:x="5cm" svg:y="3.852cm"/>
          <draw:glue-point draw:id="13" svg:x="5cm" svg:y="-0.574cm"/>
          <draw:glue-point draw:id="14" svg:x="-0.001cm" svg:y="-0.012cm"/>
          <draw:polygon draw:style-name="gr1" draw:layer="layout" svg:width="1.812cm" svg:height="1.787cm" svg:x="0cm" svg:y="0.213cm" svg:viewBox="0 0 1813 1788" draw:points="0,0 0,1788 1813,1788 1813,0">
            <text:p/>
          </draw:polygon>
          <draw:polygon draw:style-name="gr2" draw:layer="layout" svg:width="1.812cm" svg:height="1.787cm" svg:x="0cm" svg:y="0.213cm" svg:viewBox="0 0 1813 1788" draw:points="0,0 0,1788 1813,1788 1813,0">
            <text:p/>
          </draw:polygon>
          <draw:polygon draw:style-name="gr3" draw:layer="layout" svg:width="2.042cm" svg:height="0.213cm" svg:x="0cm" svg:y="0cm" svg:viewBox="0 0 2043 214" draw:points="0,214 230,0 2043,0 1812,214">
            <text:p/>
          </draw:polygon>
          <draw:polygon draw:style-name="gr2" draw:layer="layout" svg:width="2.042cm" svg:height="0.213cm" svg:x="0cm" svg:y="0cm" svg:viewBox="0 0 2043 214" draw:points="0,214 230,0 2043,0 1812,214">
            <text:p/>
          </draw:polygon>
          <draw:polygon draw:style-name="gr4" draw:layer="layout" svg:width="0.231cm" svg:height="1.984cm" svg:x="1.812cm" svg:y="0cm" svg:viewBox="0 0 232 1985" draw:points="0,213 232,0 232,1771 0,1985">
            <text:p/>
          </draw:polygon>
          <draw:polygon draw:style-name="gr2" draw:layer="layout" svg:width="0.231cm" svg:height="1.984cm" svg:x="1.812cm" svg:y="0cm" svg:viewBox="0 0 232 1985" draw:points="0,213 232,0 232,1771 0,1985">
            <text:p/>
          </draw:polygon>
          <draw:polygon draw:style-name="gr5" draw:layer="layout" svg:width="0.461cm" svg:height="0.819cm" svg:x="0.428cm" svg:y="0.295cm" svg:viewBox="0 0 462 820" draw:points="164,820 164,278 0,278 230,0 462,278 280,278 280,622">
            <text:p/>
          </draw:polygon>
          <draw:polygon draw:style-name="gr5" draw:layer="layout" svg:width="0.461cm" svg:height="0.819cm" svg:x="0.428cm" svg:y="0.295cm" svg:viewBox="0 0 462 820" draw:points="164,820 164,278 0,278 230,0 462,278 280,278 280,622">
            <text:p/>
          </draw:polygon>
          <draw:polygon draw:style-name="gr5" draw:layer="layout" svg:width="0.823cm" svg:height="0.459cm" svg:x="0.922cm" svg:y="0.59cm" svg:viewBox="0 0 824 460" draw:points="0,164 544,164 544,0 824,230 544,460 544,296 181,296">
            <text:p/>
          </draw:polygon>
          <draw:polygon draw:style-name="gr5" draw:layer="layout" svg:width="0.823cm" svg:height="0.459cm" svg:x="0.922cm" svg:y="0.59cm" svg:viewBox="0 0 824 460" draw:points="0,164 544,164 544,0 824,230 544,460 544,296 181,296">
            <text:p/>
          </draw:polygon>
          <draw:polygon draw:style-name="gr5" draw:layer="layout" svg:width="0.478cm" svg:height="0.803cm" svg:x="0.972cm" svg:y="1.115cm" svg:viewBox="0 0 479 804" draw:points="314,0 314,525 479,525 247,804 0,525 181,525 181,180 164,180">
            <text:p/>
          </draw:polygon>
          <draw:polygon draw:style-name="gr5" draw:layer="layout" svg:width="0.478cm" svg:height="0.803cm" svg:x="0.972cm" svg:y="1.115cm" svg:viewBox="0 0 479 804" draw:points="314,0 314,525 479,525 247,804 0,525 181,525 181,180 164,180">
            <text:p/>
          </draw:polygon>
          <draw:polygon draw:style-name="gr5" draw:layer="layout" svg:width="0.824cm" svg:height="0.459cm" svg:x="0.115cm" svg:y="1.18cm" svg:viewBox="0 0 825 460" draw:points="825,295 280,295 280,460 0,230 280,0 280,164 643,164">
            <text:p/>
          </draw:polygon>
          <draw:polygon draw:style-name="gr5" draw:layer="layout" svg:width="0.824cm" svg:height="0.459cm" svg:x="0.115cm" svg:y="1.18cm" svg:viewBox="0 0 825 460" draw:points="825,295 280,295 280,460 0,230 280,0 280,164 643,164">
            <text:p/>
          </draw:polygon>
          <draw:polygon draw:style-name="gr6" draw:layer="layout" svg:width="0.689cm" svg:height="0.723cm" svg:x="0.596cm" svg:y="0.755cm" svg:viewBox="0 0 690 724" draw:points="690,362 688,394 684,426 677,458 668,489 655,519 641,547 624,575 604,600 583,623 560,645 535,664 508,680 480,695 451,706 421,715 391,721 360,724 329,724 298,721 268,715 238,706 209,695 181,680 154,664 129,645 106,623 85,600 65,575 48,547 34,519 21,489 12,458 5,426 1,394 0,362 1,329 5,297 12,265 21,234 34,204 48,176 65,148 85,123 106,100 129,78 154,59 181,43 209,28 238,17 268,8 298,2 329,0 360,0 391,2 421,8 451,17 480,28 508,43 535,59 560,78 583,100 604,123 624,148 641,176 655,204 668,234 677,265 684,297 688,329 690,362 602,362 601,337 598,313 592,290 585,267 576,244 565,223 553,203 538,184 522,166 505,150 486,136 467,124 445,113 424,105 402,98 379,94 356,92 333,92 310,94 287,98 265,105 244,113 222,124 203,136 184,150 167,166 151,184 136,203 124,223 113,244 104,267 97,290 91,313 88,337 87,362 88,386 91,410 97,433 104,456 113,479 124,500 136,520 151,539 167,557 184,573 203,587 222,599 244,610 265,618 287,625 310,629 333,631 356,631 379,629 402,625 424,618 445,610 467,599 486,587 505,573 522,557 538,539 553,520 565,500 576,479 585,456 592,433 598,410 601,386 602,362">
            <text:p/>
          </draw:polygon>
          <draw:polygon draw:style-name="gr7" draw:layer="layout" svg:width="0.462cm" svg:height="0.819cm" svg:x="0.444cm" svg:y="0.312cm" svg:viewBox="0 0 463 820" draw:points="165,820 165,278 0,278 231,0 463,278 281,278 281,623">
            <text:p/>
          </draw:polygon>
          <draw:polygon draw:style-name="gr7" draw:layer="layout" svg:width="0.824cm" svg:height="0.46cm" svg:x="0.939cm" svg:y="0.606cm" svg:viewBox="0 0 825 461" draw:points="0,164 544,164 544,0 825,230 544,461 544,296 181,296">
            <text:p/>
          </draw:polygon>
          <draw:polygon draw:style-name="gr7" draw:layer="layout" svg:width="0.478cm" svg:height="0.804cm" svg:x="0.988cm" svg:y="1.131cm" svg:viewBox="0 0 479 805" draw:points="313,0 313,525 479,525 247,805 0,525 181,525 181,180 164,180">
            <text:p/>
          </draw:polygon>
          <draw:polygon draw:style-name="gr7" draw:layer="layout" svg:width="0.823cm" svg:height="0.459cm" svg:x="0.132cm" svg:y="1.196cm" svg:viewBox="0 0 824 460" draw:points="824,296 279,296 279,460 0,230 279,0 279,164 642,164">
            <text:p/>
          </draw:polygon>
          <draw:polygon draw:style-name="gr8" draw:layer="layout" svg:width="0.689cm" svg:height="0.723cm" svg:x="0.611cm" svg:y="0.769cm" svg:viewBox="0 0 690 724" draw:points="690,362 688,394 684,426 677,458 668,489 655,519 641,547 624,575 604,600 583,623 560,645 535,664 508,680 480,695 451,706 421,715 391,721 360,724 329,724 298,721 268,715 238,706 209,695 181,680 154,664 129,645 106,623 85,600 65,575 48,547 34,519 21,489 12,458 5,426 1,394 0,362 1,329 5,297 12,265 21,234 34,204 48,176 65,148 85,123 106,100 129,78 154,59 181,43 209,28 238,17 268,8 298,2 329,0 360,0 391,2 421,8 451,17 480,28 508,43 535,59 560,78 583,100 604,123 624,148 641,176 655,204 668,234 677,265 684,297 688,329 690,362 602,362 601,337 598,313 592,290 585,267 576,244 565,223 553,203 538,184 522,166 505,150 486,136 467,124 445,113 424,105 402,98 379,94 356,92 333,92 310,94 287,98 265,105 244,113 222,124 203,136 184,150 167,166 151,184 136,203 124,223 113,244 104,267 97,290 91,313 88,337 87,362 88,386 91,410 97,433 104,456 113,479 124,500 136,520 151,539 167,557 184,573 203,587 222,599 244,610 265,618 287,625 310,629 333,631 356,631 379,629 402,625 424,618 445,610 467,599 486,587 505,573 522,557 538,539 553,520 565,500 576,479 585,456 592,433 598,410 601,386 602,362">
            <text:p/>
          </draw:polygon>
          <draw:polygon draw:style-name="gr9" draw:layer="layout" svg:width="0.411cm" svg:height="0.377cm" svg:x="0.758cm" svg:y="1cm" svg:viewBox="0 0 412 378" draw:points="0,0 98,0 197,229 296,0 412,0 247,378 164,378">
            <text:p/>
          </draw:polygon>
          <draw:polygon draw:style-name="gr7" draw:layer="layout" svg:width="0.412cm" svg:height="0.377cm" svg:x="0.741cm" svg:y="0.983cm" svg:viewBox="0 0 413 378" draw:points="0,0 99,0 198,230 297,0 413,0 247,378 165,37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oice commserver</dc:title>
    <meta:creation-date>2011-02-07T16:38:27</meta:creation-date>
    <meta:editing-duration>P0D</meta:editing-duration>
    <meta:editing-cycles>1</meta:editing-cycles>
    <meta:document-statistic meta:object-count="23"/>
    <meta:generator>OpenOffice.org/3.3$Linux OpenOffice.org_project/330m20$Build-9567</meta:generator>
  </office:meta>
</office:document-meta>
</file>